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3.81cm" svg:height="1.27cm" svg:x="3.54cm" svg:y="1.635cm">
          <text:p text:style-name="P1"><text:span text:style-name="T1">Battle Sta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2" draw:layer="layout" svg:width="5.08cm" svg:height="1.27cm" svg:x="2.905cm" svg:y="4.175cm">
          <text:p text:style-name="P3">map and</text:p>
          <text:p text:style-name="P3">characters loade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3" draw:layer="layout" draw:type="curve" svg:x1="5.444cm" svg:y1="2.905cm" svg:x2="5.444cm" svg:y2="4.175cm" draw:start-shape="id1" draw:start-glue-point="6" draw:end-shape="id2" draw:end-glue-point="5" svg:d="m5444 2905v1270">
          <text:p/>
        </draw:connector>
        <draw:custom-shape draw:style-name="gr1" draw:text-style-name="P3" draw:id="id4" draw:layer="layout" svg:width="3.81cm" svg:height="1.27cm" svg:x="3.54cm" svg:y="9.255cm">
          <text:p text:style-name="P3">Player X Tur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3" draw:layer="layout" draw:type="curve" svg:x1="5.444cm" svg:y1="5.445cm" svg:x2="5.444cm" svg:y2="6.715cm" draw:start-shape="id2" draw:start-glue-point="8" draw:end-shape="id3" draw:end-glue-point="5" svg:d="m5444 5445v1270">
          <text:p/>
        </draw:connector>
        <draw:custom-shape draw:style-name="gr1" draw:text-style-name="P3" draw:id="id5" draw:layer="layout" svg:width="3.81cm" svg:height="1.27cm" svg:x="3.54cm" svg:y="11.795cm">
          <text:p text:style-name="P3">move uni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curve" svg:x1="5.444cm" svg:y1="10.525cm" svg:x2="5.444cm" svg:y2="11.795cm" draw:start-shape="id4" draw:start-glue-point="6" draw:end-shape="id5" draw:end-glue-point="4" svg:d="m5444 10525v1270">
          <text:p/>
        </draw:connector>
        <draw:custom-shape draw:style-name="gr1" draw:text-style-name="P3" draw:id="id6" draw:layer="layout" svg:width="5.08cm" svg:height="1.27cm" svg:x="2.905cm" svg:y="14.335cm">
          <text:p text:style-name="P3">unit moves if abl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3" draw:layer="layout" draw:type="curve" svg:x1="5.444cm" svg:y1="13.065cm" svg:x2="5.444cm" svg:y2="14.335cm" draw:start-shape="id5" draw:start-glue-point="6" draw:end-shape="id6" draw:end-glue-point="5" svg:d="m5444 13065v1270">
          <text:p/>
        </draw:connector>
        <draw:connector draw:style-name="gr2" draw:text-style-name="P3" draw:layer="layout" draw:type="curve" svg:x1="3.412cm" svg:y1="14.969cm" svg:x2="3.54cm" svg:y2="9.889cm" draw:start-shape="id6" draw:start-glue-point="6" draw:end-shape="id4" draw:end-glue-point="5" svg:d="m3412 14969c-1512 0-1576-5080 128-5080">
          <text:p/>
        </draw:connector>
        <draw:custom-shape draw:style-name="gr1" draw:text-style-name="P3" draw:id="id7" draw:layer="layout" svg:width="4.445cm" svg:height="1.27cm" svg:x="9.255cm" svg:y="11.795cm">
          <text:p text:style-name="P3">attack with unit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2" draw:text-style-name="P3" draw:layer="layout" draw:type="curve" svg:x1="7.35cm" svg:y1="9.889cm" svg:x2="9.255cm" svg:y2="12.429cm" draw:start-shape="id4" draw:start-glue-point="7" draw:end-shape="id7" draw:end-glue-point="5" svg:d="m7350 9889c1429 0 477 2540 1905 2540">
          <text:p/>
        </draw:connector>
        <draw:custom-shape draw:style-name="gr1" draw:text-style-name="P3" draw:id="id8" draw:layer="layout" svg:width="4.445cm" svg:height="1.27cm" svg:x="9.255cm" svg:y="9.255cm">
          <text:p text:style-name="P3">unit attacks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1" draw:text-style-name="P3" draw:id="id9" draw:layer="layout" svg:width="4.445cm" svg:height="1.27cm" svg:x="9.255cm" svg:y="6.715cm">
          <text:p text:style-name="P3">enemy player</text:p>
          <text:p text:style-name="P3">still has units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2" draw:text-style-name="P3" draw:layer="layout" draw:type="curve" svg:x1="11.477cm" svg:y1="11.795cm" svg:x2="11.477cm" svg:y2="10.525cm" draw:start-shape="id7" draw:start-glue-point="4" draw:end-shape="id8" draw:end-glue-point="8" svg:d="m11477 11795v-1270">
          <text:p/>
        </draw:connector>
        <draw:connector draw:style-name="gr2" draw:text-style-name="P3" draw:layer="layout" draw:type="curve" svg:x1="11.477cm" svg:y1="9.255cm" svg:x2="11.477cm" svg:y2="7.985cm" draw:start-shape="id8" draw:start-glue-point="5" draw:end-shape="id9" draw:end-glue-point="6" svg:d="m11477 9255v-1270">
          <text:p/>
        </draw:connector>
        <draw:connector draw:style-name="gr2" draw:text-style-name="P3" draw:layer="layout" draw:type="curve" svg:x1="9.255cm" svg:y1="7.349cm" svg:x2="7.35cm" svg:y2="9.889cm" draw:start-shape="id9" draw:start-glue-point="5" draw:end-shape="id4" draw:end-glue-point="7" svg:d="m9255 7349c-1428 0-476 2540-1905 2540">
          <text:p/>
        </draw:connector>
        <draw:custom-shape draw:style-name="gr1" draw:text-style-name="P3" draw:id="id10" draw:layer="layout" svg:width="3.81cm" svg:height="1.27cm" svg:x="14.97cm" svg:y="9.255cm">
          <text:p text:style-name="P3">enemy player</text:p>
          <text:p text:style-name="P3">has no units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2" draw:text-style-name="P3" draw:layer="layout" draw:type="curve" svg:x1="13.247cm" svg:y1="9.889cm" svg:x2="14.97cm" svg:y2="9.889cm" draw:start-shape="id8" draw:start-glue-point="9" draw:end-shape="id10" draw:end-glue-point="5" svg:d="m13247 9889h1723">
          <text:p/>
        </draw:connector>
        <draw:custom-shape draw:style-name="gr1" draw:text-style-name="P3" draw:id="id11" draw:layer="layout" svg:width="3.81cm" svg:height="1.27cm" svg:x="14.97cm" svg:y="6.715cm">
          <text:p text:style-name="P3">Battle En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curve" svg:x1="16.874cm" svg:y1="9.255cm" svg:x2="16.874cm" svg:y2="7.985cm" draw:start-shape="id10" draw:start-glue-point="4" draw:end-shape="id11" draw:end-glue-point="6" svg:d="m16874 9255v-1270">
          <text:p/>
        </draw:connector>
        <draw:custom-shape draw:style-name="gr1" draw:text-style-name="P3" draw:id="id12" draw:layer="layout" svg:width="4.445cm" svg:height="1.27cm" svg:x="9.255cm" svg:y="14.335cm">
          <text:p text:style-name="P3">end turn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2" draw:text-style-name="P3" draw:layer="layout" draw:type="curve" svg:x1="7.35cm" svg:y1="9.889cm" svg:x2="9.255cm" svg:y2="14.969cm" draw:start-shape="id4" draw:start-glue-point="7" draw:end-shape="id12" draw:end-glue-point="5" svg:d="m7350 9889c1429 0 477 5080 1905 5080">
          <text:p/>
        </draw:connector>
        <draw:custom-shape draw:style-name="gr1" draw:text-style-name="P3" draw:id="id3" draw:layer="layout" svg:width="5.08cm" svg:height="1.27cm" svg:x="2.905cm" svg:y="6.715cm">
          <text:p text:style-name="P3">turn (X) is decide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3" draw:layer="layout" draw:type="curve" svg:x1="5.444cm" svg:y1="7.985cm" svg:x2="5.444cm" svg:y2="9.255cm" draw:start-shape="id3" draw:start-glue-point="8" draw:end-shape="id4" draw:end-glue-point="4" svg:d="m5444 7985v1270">
          <text:p/>
        </draw:connector>
        <draw:custom-shape draw:style-name="gr1" draw:text-style-name="P3" draw:id="id13" draw:layer="layout" svg:width="4.445cm" svg:height="1.27cm" svg:x="9.255cm" svg:y="16.875cm">
          <text:p text:style-name="P3">turn (X) iterat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3" draw:layer="layout" draw:type="curve" svg:x1="11.477cm" svg:y1="15.605cm" svg:x2="11.477cm" svg:y2="16.875cm" draw:start-shape="id12" draw:start-glue-point="6" draw:end-shape="id13" draw:end-glue-point="5" svg:d="m11477 15605v1270">
          <text:p/>
        </draw:connector>
        <draw:custom-shape draw:style-name="gr1" draw:text-style-name="P3" draw:id="id14" draw:layer="layout" svg:width="5.08cm" svg:height="1.27cm" svg:x="2.905cm" svg:y="16.875cm">
          <text:p text:style-name="P3">Turn-based </text:p>
          <text:p text:style-name="P3">effects processe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3" draw:layer="layout" draw:type="line" svg:x1="9.698cm" svg:y1="17.509cm" svg:x2="7.466cm" svg:y2="17.509cm" draw:start-shape="id13" draw:start-glue-point="6" draw:end-shape="id14" draw:end-glue-point="9" svg:d="m9698 17509h-2232">
          <text:p/>
        </draw:connector>
        <draw:connector draw:style-name="gr2" draw:text-style-name="P3" draw:layer="layout" draw:type="curve" draw:line-skew="-0.797cm" svg:x1="3.412cm" svg:y1="17.509cm" svg:x2="3.54cm" svg:y2="9.889cm" draw:start-shape="id14" draw:start-glue-point="6" draw:end-shape="id4" draw:end-glue-point="5" svg:d="m3412 17509c-2707 0-2771-7620 128-76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rew Banyai</meta:initial-creator>
    <meta:creation-date>2009-07-04T22:37:02.82</meta:creation-date>
    <meta:generator>OpenOffice.org/3.1$Win32 OpenOffice.org_project/310m11$Build-9399</meta:generator>
    <dc:date>2009-07-04T23:27:31.01</dc:date>
    <dc:creator>Drew Banyai</dc:creator>
    <meta:editing-duration>PT00H16M56S</meta:editing-duration>
    <meta:editing-cycles>2</meta:editing-cycles>
    <meta:document-statistic meta:object-count="30"/>
  </office:meta>
</office:document-meta>
</file>